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5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NUTRA S.R.L.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NUTRA S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1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LBERTO BUSTINZA QUIROZ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GILMAR DIAZ RAMOS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01884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0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30T22:21:1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